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900000019A022271DA8387638.png" manifest:media-type="image/png"/>
  <manifest:file-entry manifest:full-path="Pictures/1000000000000020000000204B249CA79A42C6D7.png" manifest:media-type="image/png"/>
  <manifest:file-entry manifest:full-path="Pictures/10000113000002C2000002C2D403D77363781163.svg" manifest:media-type="image/svg+xml"/>
  <manifest:file-entry manifest:full-path="Pictures/100002010000001900000019DC4FC33BC971AE9F.png" manifest:media-type="image/png"/>
  <manifest:file-entry manifest:full-path="Pictures/10000123000002C2000002C2254A2EE0D945854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4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7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textarea-horizontal-align="justify" draw:textarea-vertical-align="middle" draw:auto-grow-height="false" fo:min-height="3.324cm" fo:min-width="8.94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324cm" fo:min-width="8.945cm"/>
    </style:style>
    <style:style style:name="gr13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15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18" style:family="graphic" style:parent-style-name="standard">
      <style:graphic-properties draw:textarea-horizontal-align="justify" draw:textarea-vertical-align="middle" draw:auto-grow-height="false" fo:min-height="1.549cm" fo:min-width="10.613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2.291cm" fo:min-width="7.12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22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2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8" style:family="paragraph">
      <style:paragraph-properties fo:text-align="center"/>
      <style:text-properties style:font-name="DejaVu Sans Light3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a3bfdd"/>
      <style:paragraph-properties fo:text-align="center"/>
    </style:style>
    <style:style style:name="P11" style:family="paragraph">
      <loext:graphic-properties draw:opacity="0%"/>
      <style:paragraph-properties fo:text-align="center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Android-Sensoren auf PCs nutzbar mach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Einfach nur ne intro folie was wir machen woll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ktziel<text:line-break/><text:span text:style-name="T4">Android-Sensoren auf PCs nutzbar machen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Cross-platform</text:span></text:p>
              </text:list-item>
              <text:list-item>
                <text:p><text:span text:style-name="T5">Einfach für neue Anwendungen erschließbar</text:span></text:p>
              </text:list-item>
              <text:list-item>
                <text:p><text:span text:style-name="T5">Java-Libra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es sind btw die ableitbaren requirements, die java library ist was wir daraus ableiten. 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Projektziel<text:line-break/><text:span text:style-name="T4">Android-Sensoren auf PCs nutzbar mache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illige beispiele, aber alles eigentlich brauchbar! → vermutlich sehr interessante idee.</text:p>
              <text:p/>
              <text:p>Hier sieht man auch schon, welche sensoren am interessantesten sind, nämlich das gyroskop.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2" draw:text-style-name="P5" draw:layer="layout" svg:x1="7.798cm" svg:y1="10.984cm" svg:x2="14.132cm" svg:y2="10.984cm">
          <text:p/>
        </draw:line>
        <draw:frame draw:style-name="gr3" draw:text-style-name="P6" draw:layer="layout" svg:width="6.258cm" svg:height="1.332cm" svg:x="7.874cm" svg:y="9.652cm">
          <draw:text-box>
            <text:p text:style-name="P5"><text:span text:style-name="T2">Maussteuerung</text:span></text:p>
          </draw:text-box>
        </draw:frame>
        <draw:line draw:style-name="gr4" draw:text-style-name="P5" draw:layer="layout" svg:x1="20.482cm" svg:y1="10.984cm" svg:x2="26.832cm" svg:y2="10.984cm">
          <text:p/>
        </draw:line>
        <draw:frame draw:style-name="gr5" draw:text-style-name="P6" draw:layer="layout" svg:width="6.604cm" svg:height="1.029cm" svg:x="20.32cm" svg:y="9.639cm">
          <draw:text-box>
            <text:p text:style-name="P5"><text:span text:style-name="T2">Robotersteuerung</text:span></text:p>
          </draw:text-box>
        </draw:frame>
        <draw:frame draw:style-name="gr6" draw:text-style-name="P6" draw:layer="layout" svg:width="6.35cm" svg:height="1.283cm" svg:x="14.224cm" svg:y="9.639cm">
          <draw:text-box>
            <text:p text:style-name="P5"><text:span text:style-name="T2">Spielsteuerung</text:span></text:p>
          </draw:text-box>
        </draw:frame>
        <draw:line draw:style-name="gr7" draw:text-style-name="P5" draw:layer="layout" svg:x1="14.132cm" svg:y1="10.984cm" svg:x2="20.482cm" svg:y2="10.984cm">
          <text:p/>
        </draw:line>
        <draw:frame draw:style-name="gr8" draw:text-style-name="P6" draw:layer="layout" svg:width="6.35cm" svg:height="0.988cm" svg:x="1.524cm" svg:y="9.652cm">
          <draw:text-box>
            <text:p text:style-name="P5"><text:span text:style-name="T2">Prototyping</text:span></text:p>
          </draw:text-box>
        </draw:frame>
        <draw:line draw:style-name="gr9" draw:text-style-name="P5" draw:layer="layout" svg:x1="1.432cm" svg:y1="10.984cm" svg:x2="7.798cm" svg:y2="10.984cm">
          <text:p/>
        </draw:line>
        <draw:frame draw:style-name="gr8" draw:text-style-name="P7" draw:layer="layout" svg:width="3.863cm" svg:height="0.988cm" svg:x="5.943cm" svg:y="11.446cm">
          <draw:text-box>
            <text:p text:style-name="P5"><text:span text:style-name="T1">8.11.2016</text:span></text:p>
          </draw:text-box>
        </draw:frame>
        <draw:frame draw:style-name="gr8" draw:text-style-name="P7" draw:layer="layout" svg:width="3.863cm" svg:height="0.988cm" svg:x="12.239cm" svg:y="11.458cm">
          <draw:text-box>
            <text:p text:style-name="P5"><text:span text:style-name="T1">6.12.2016</text:span></text:p>
          </draw:text-box>
        </draw:frame>
        <draw:frame draw:style-name="gr8" draw:text-style-name="P7" draw:layer="layout" svg:width="4.176cm" svg:height="0.988cm" svg:x="-0.112cm" svg:y="11.43cm">
          <draw:text-box>
            <text:p text:style-name="P5"><text:span text:style-name="T1">12.10.2016</text:span></text:p>
          </draw:text-box>
        </draw:frame>
        <draw:frame draw:style-name="gr8" draw:text-style-name="P7" draw:layer="layout" svg:width="3.863cm" svg:height="0.988cm" svg:x="18.54cm" svg:y="11.458cm">
          <draw:text-box>
            <text:p text:style-name="P5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0" draw:text-style-name="P8" xml:id="id1" draw:id="id1" draw:layer="layout" svg:width="9.446cm" svg:height="3.574cm" svg:x="15.645cm" svg:y="5.588cm">
          <text:p text:style-name="P5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" draw:id="id2" draw:layer="layout" svg:width="9.446cm" svg:height="3.574cm" svg:x="15.645cm" svg:y="10.278cm">
          <text:p text:style-name="P5"><text:span text:style-name="T1">Zu Issue-Tracking-System</text:span></text:p>
          <text:p text:style-name="P5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3" draw:id="id3" draw:layer="layout" svg:width="9.446cm" svg:height="3.574cm" svg:x="15.645cm" svg:y="14.968cm">
          <text:p text:style-name="P5"><text:span text:style-name="T1">Issue aus Tracking-System</text:span></text:p>
          <text:p text:style-name="P5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1" draw:text-style-name="P9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2" draw:text-style-name="P8" xml:id="id4" draw:id="id4" draw:layer="layout" svg:width="9.445cm" svg:height="3.574cm" svg:x="2.286cm" svg:y="14.968cm">
          <text:p text:style-name="P5"><text:span text:style-name="T1">Projektinitialisation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curve" svg:x1="25.091cm" svg:y1="16.755cm" svg:x2="25.091cm" svg:y2="7.375cm" draw:start-shape="id3" draw:start-glue-point="1" draw:end-shape="id1" svg:d="M25091 16755c751 0 751-9380 0-9380" svg:viewBox="0 0 564 9381">
          <text:p/>
        </draw:connector>
        <draw:connector draw:style-name="gr11" draw:text-style-name="P9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3" draw:text-style-name="P5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8" draw:layer="layout" svg:width="7.62cm" svg:height="1.524cm" draw:transform="rotate (0.000174532925199433) translate (5.219cm 9.804cm)">
            <text:p text:style-name="P5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5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5" draw:text-style-name="P8" draw:layer="layout" svg:width="6.096cm" svg:height="0.762cm" svg:x="16.527cm" svg:y="10.119cm">
          <text:p text:style-name="P5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9" draw:layer="layout" svg:width="3.048cm" svg:height="3.048cm" svg:x="22.876cm" svg:y="8.976cm">
          <draw:image xlink:href="Pictures/10000113000002C2000002C2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6" draw:text-style-name="P9" draw:layer="layout" svg:width="2.991cm" svg:height="2.991cm" svg:x="1.819cm" svg:y="9.005cm">
          <draw:image xlink:href="Pictures/10000123000002C2000002C2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zept - Command</text:p>
          </draw:text-box>
        </draw:frame>
        <draw:custom-shape draw:style-name="gr17" draw:text-style-name="P8" draw:layer="layout" svg:width="16.002cm" svg:height="3.556cm" svg:x="5.999cm" svg:y="8.722cm">
          <text:p text:style-name="P5"><text:span text:style-name="T1">Bidirectional connection (TCP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9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6" draw:text-style-name="P9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6">sollte</text:span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- Daten</text:p>
          </draw:text-box>
        </draw:frame>
        <draw:custom-shape draw:style-name="gr18" draw:text-style-name="P8" draw:layer="layout" svg:width="12.7cm" svg:height="3.597cm" svg:x="9.298cm" svg:y="8.702cm">
          <text:p text:style-name="P5"><text:span text:style-name="T1">UDP-Pake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9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6" draw:text-style-name="P9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en - Pipeline</text:p>
          </draw:text-box>
        </draw:frame>
        <draw:custom-shape draw:style-name="gr19" draw:text-style-name="P5" draw:layer="layout" svg:width="4.572cm" svg:height="2.54cm" svg:x="8.128cm" svg:y="5.588cm">
          <text:p text:style-name="P5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5" draw:layer="layout" svg:width="7.619cm" svg:height="2.54cm" svg:x="12.193cm" svg:y="5.588cm">
          <text:p text:style-name="P5">Datenverbindung:<text:line-break/>Senden</text:p>
          <draw:enhanced-geometry svg:viewBox="0 0 21600 21600" draw:text-areas="0 0 21600 21600" draw:type="chevron" draw:modifiers="17931.968503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5" draw:layer="layout" svg:width="8.382cm" svg:height="2.54cm" svg:x="2.032cm" svg:y="13.97cm">
          <text:p text:style-name="P5">Datenverbindung:<text:line-break/>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0" draw:layer="layout" svg:width="4.571cm" svg:height="2.54cm" svg:x="9.653cm" svg:y="13.97cm">
          <text:p text:style-name="P5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0" draw:layer="layout" svg:width="4.571cm" svg:height="2.54cm" svg:x="17.273cm" svg:y="13.97cm">
          <text:p text:style-name="P5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0" draw:layer="layout" svg:width="4.571cm" svg:height="2.54cm" svg:x="13.462cm" svg:y="13.97cm">
          <text:p text:style-name="P5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5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4.571cm" svg:height="2.54cm" svg:x="21.082cm" svg:y="13.97cm">
          <text:p text:style-name="P5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1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16" draw:text-style-name="P9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  <text:list-item>
                <text:p>Das Verhalten von JetBrains IDEs mit VCS ist gewöhnungsbedürft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2-01T11:34:45.488921814</dc:date>
    <meta:editing-duration>PT2H38M5S</meta:editing-duration>
    <meta:editing-cycles>27</meta:editing-cycles>
    <meta:generator>LibreOffice/5.2.3.3$Linux_X86_64 LibreOffice_project/20m0$Build-3</meta:generator>
    <meta:document-statistic meta:object-count="107"/>
  </office:meta>
</office:document-meta>
</file>